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ac3" officeooo:paragraph-rsid="000a0ac3"/>
    </style:style>
    <style:style style:name="P2" style:family="paragraph" style:parent-style-name="Standard">
      <style:text-properties officeooo:rsid="000df26f" officeooo:paragraph-rsid="000df26f"/>
    </style:style>
    <style:style style:name="P3" style:family="paragraph" style:parent-style-name="Standard">
      <style:text-properties officeooo:rsid="001128b6" officeooo:paragraph-rsid="001128b6"/>
    </style:style>
    <style:style style:name="P4" style:family="paragraph" style:parent-style-name="Standard">
      <style:text-properties officeooo:rsid="001128b6" officeooo:paragraph-rsid="001128b6"/>
    </style:style>
    <style:style style:name="P5" style:family="paragraph" style:parent-style-name="Standard">
      <style:text-properties officeooo:rsid="0012ba29" officeooo:paragraph-rsid="0012ba29"/>
    </style:style>
    <style:style style:name="P6" style:family="paragraph" style:parent-style-name="Standard">
      <style:text-properties officeooo:rsid="00163f17" officeooo:paragraph-rsid="00163f17"/>
    </style:style>
    <style:style style:name="P7" style:family="paragraph" style:parent-style-name="Standard">
      <style:text-properties officeooo:rsid="00200516" officeooo:paragraph-rsid="00200516"/>
    </style:style>
    <style:style style:name="T1" style:family="text">
      <style:text-properties officeooo:rsid="000aabd0"/>
    </style:style>
    <style:style style:name="T2" style:family="text">
      <style:text-properties officeooo:rsid="000c278f"/>
    </style:style>
    <style:style style:name="T3" style:family="text">
      <style:text-properties officeooo:rsid="000f21f3"/>
    </style:style>
    <style:style style:name="T4" style:family="text">
      <style:text-properties officeooo:rsid="00101ab8"/>
    </style:style>
    <style:style style:name="T5" style:family="text">
      <style:text-properties officeooo:rsid="0010db9a"/>
    </style:style>
    <style:style style:name="T6" style:family="text">
      <style:text-properties officeooo:rsid="0011b9e1"/>
    </style:style>
    <style:style style:name="T7" style:family="text">
      <style:text-properties officeooo:rsid="00120714"/>
    </style:style>
    <style:style style:name="T8" style:family="text">
      <style:text-properties officeooo:rsid="001379f7"/>
    </style:style>
    <style:style style:name="T9" style:family="text">
      <style:text-properties officeooo:rsid="001544e0"/>
    </style:style>
    <style:style style:name="T10" style:family="text">
      <style:text-properties officeooo:rsid="001676a4"/>
    </style:style>
    <style:style style:name="T11" style:family="text">
      <style:text-properties officeooo:rsid="0019863c"/>
    </style:style>
    <style:style style:name="T12" style:family="text">
      <style:text-properties officeooo:rsid="001f0919"/>
    </style:style>
    <style:style style:name="T13" style:family="text">
      <style:text-properties officeooo:rsid="0021b49c"/>
    </style:style>
    <style:style style:name="T14" style:family="text">
      <style:text-properties officeooo:rsid="002311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.1：</text:p>
      <text:p text:style-name="P1"><text:tab/>安卓系统架构：</text:p>
      <text:p text:style-name="P1"><text:s text:c="2"/><text:tab/><text:tab/>Linux内核层：为底层的硬件提供驱动，显示驱动，音频驱动，照相机驱动，蓝牙驱动，Wi-Fi<text:tab/><text:tab/><text:tab/>驱动，电源管理等</text:p>
      <text:p text:style-name="P1"><text:tab/><text:tab/>系统运行库层：</text:p>
      <text:p text:style-name="P1"><text:tab/><text:tab/><text:tab/>C/C+<text:span text:style-name="T1">+为Android提供主要特性支持，数据库，3D绘图，浏览器内核支持，该层次我们<text:tab/><text:tab/><text:tab/>允许用户利用Java语言编写Android应用</text:span></text:p>
      <text:p text:style-name="P1"><text:tab/><text:tab/>应用框架层<text:span text:style-name="T1">：</text:span></text:p>
      <text:p text:style-name="P1"><text:tab/><text:tab/><text:tab/>提供我们构建应用程序的时候的可能会用到的各种的API<text:span text:style-name="T1">，Android自带的一些核心应用<text:tab/><text:tab/><text:tab/>利用这些API(接口)完成的，也可以利用API完成构建自己的应用程序</text:span></text:p>
      <text:p text:style-name="P1"><text:tab/><text:tab/>应用层<text:span text:style-name="T2">：</text:span></text:p>
      <text:p text:style-name="P1"><text:tab/><text:tab/><text:tab/>所有安装在Android上的手机的应用都属于这一层次<text:span text:style-name="T2">，小游戏之类的</text:span></text:p>
      <text:p text:style-name="P2">1.1.3开发特色<text:span text:style-name="T3">：</text:span></text:p>
      <text:p text:style-name="P2"><text:tab/>四大组件<text:span text:style-name="T3">：活动（可视的android应用的门面），服务（后台运行，退出应用可能还会运作），广<text:tab/><text:tab/>播接收器（信息接收和发出），内容提供器</text:span></text:p>
      <text:p text:style-name="P2"><text:tab/>系统控件<text:span text:style-name="T4">：系统自带或者自定义</text:span></text:p>
      <text:p text:style-name="P2"><text:tab/>SOLite数据库<text:span text:style-name="T4">：支持标准的SQL语句支持Android标准的API接口，利于存储和读取数据</text:span></text:p>
      <text:p text:style-name="P2"><text:tab/>多媒体<text:span text:style-name="T5">，定位：内置GPS</text:span></text:p>
      <text:p text:style-name="P3">1.2 – 开发环境搭建</text:p>
      <text:p text:style-name="P3"><text:tab/>材料<text:span text:style-name="T6">： - Google为我们进行了集成，这三个方面我们在一个包中就可以实现下载</text:span></text:p>
      <text:p text:style-name="P3"><text:tab/><text:tab/><text:span text:style-name="T6">1.JDK – Java的工具集合</text:span></text:p>
      <text:p text:style-name="P3"><text:tab/><text:tab/><text:span text:style-name="T6">2.Android SDK – Android开发工具包，引入该包，实现调用API接口</text:span></text:p>
      <text:p text:style-name="P3"><text:tab/><text:tab/><text:span text:style-name="T7">3.Androi Studio</text:span></text:p>
      <text:p text:style-name="P5">1.3.4 – 分析Android程序</text:p>
      <text:p text:style-name="P5"><text:tab/>从默认的Android的项目结构模式我们现在调整到Project项目结构模式中，准备开始分析Project<text:tab/>的项目目录的具体实际意义</text:p>
      <text:p text:style-name="P5"><text:tab/>.<text:span text:style-name="T8">gradle / .idea:</text:span></text:p>
      <text:p text:style-name="P5"><text:tab/><text:tab/>该部分是AndroidStudio自动生成的一些文件</text:p>
      <text:p text:style-name="P5"><text:tab/>app:</text:p>
      <text:p text:style-name="P5"><text:tab/><text:tab/>我们的所有的项目资源都是在这个目录下的<text:span text:style-name="T8">，也是最重要的目录</text:span></text:p>
      <text:p text:style-name="P5"><text:s/><text:tab/>build:</text:p>
      <text:p text:style-name="P5"><text:tab/><text:tab/>比那一世自动生成的文件</text:p>
      <text:p text:style-name="P5"><text:tab/>gradle:框架</text:p>
      <text:p text:style-name="P5">- 总之除了最重要的app文件目录以外的目录和文件我们是不需要自己修改的</text:p>
      <text:p text:style-name="P5"/>
      <text:p text:style-name="P5">我们需要注意我们的Android程序是讲究编程逻辑和视图分离的<text:span text:style-name="T9">，所以我们的做法是在布局文件(layout)中编写界面，然后在活动中引入布局</text:span></text:p>
      <text:p text:style-name="P5"/>
      <text:p text:style-name="P6">1.3.5 – 详解项目中的资源 – main – res目录</text:p>
      <text:p text:style-name="P6"><text:tab/>drawable – 存放图片</text:p>
      <text:p text:style-name="P6"><text:tab/>minmap – 存放应用图标<text:span text:style-name="T12">(app的标志图片)</text:span> - 大量的不同的mipmap是为了兼容不同的设备</text:p>
      <text:p text:style-name="P6"><text:tab/>values – 字符串<text:span text:style-name="T10">，样式，颜色和配置</text:span></text:p>
      <text:p text:style-name="P6"><text:tab/>layout – 布局文件</text:p>
      <text:p text:style-name="P6"/>
      <text:p text:style-name="P6"><text:tab/>res:<text:span text:style-name="T11">dimen(尺寸)，color(颜色)，string(字符串)，styles(样式)</text:span></text:p>
      <text:p text:style-name="P6"><text:tab/>使用res资源<text:span text:style-name="T11">：</text:span></text:p>
      <text:p text:style-name="P6"><text:soft-page-break/><text:tab/><text:tab/><text:span text:style-name="T11">1.我们在strings下定义的字符串名称app_name，代表应用程序的名称，引用这个字符串的方<text:tab/><text:tab/>式有两种：代码中(R.string.app_name(当然名字不一定非要局限于app_name),XML中<text:tab/><text:tab/><text:tab/>@string/app_name) – 当然如果引用的是图片资源的话，我们的string转化成drawable就好，<text:tab/><text:tab/>引用图标使用layout，以此类推</text:span></text:p>
      <text:p text:style-name="P6"/>
      <text:p text:style-name="P7">1.4 – Android日志工具的使用Log</text:p>
      <text:p text:style-name="P7"><text:tab/><text:span text:style-name="T13">Log类存在五种方法以便我们在logcat中对大量的日志进行过滤操作</text:span></text:p>
      <text:p text:style-name="P7"><text:tab/>logv – 最低等级的过滤</text:p>
      <text:p text:style-name="P7"><text:tab/>logd – 调试信息过滤</text:p>
      <text:p text:style-name="P7"><text:tab/>logi – 打印重要数据过滤</text:p>
      <text:p text:style-name="P7"><text:tab/>logw – 打印警告信息过滤</text:p>
      <text:p text:style-name="P7"><text:tab/>loge – 错误细信息过滤</text:p>
      <text:p text:style-name="P7"><text:tab/></text:p>
      <text:p text:style-name="P7"><text:tab/>过滤的方法<text:span text:style-name="T14">：1.自定义过滤器 2.按照上述的五种方式过滤 3.正则表达式关键字过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4:40:45.426242497</meta:creation-date>
    <meta:generator>LibreOffice/5.1.4.2$Linux_X86_64 LibreOffice_project/10m0$Build-2</meta:generator>
    <dc:date>2017-02-24T16:55:49.017146770</dc:date>
    <meta:editing-duration>PT1H37M17S</meta:editing-duration>
    <meta:editing-cycles>29</meta:editing-cycles>
    <meta:document-statistic meta:table-count="0" meta:image-count="0" meta:object-count="0" meta:page-count="2" meta:paragraph-count="47" meta:word-count="909" meta:character-count="1433" meta:non-whitespace-character-count="1308"/>
  </office:meta>
</office:document-meta>
</file>